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618742A39F4A3DD432.png" manifest:media-type="image/png"/>
  <manifest:file-entry manifest:full-path="Pictures/100002010000029200000282BD65F113BB7E0175.png" manifest:media-type="image/png"/>
  <manifest:file-entry manifest:full-path="Pictures/10000201000002A7000000A441088512DD4CEE59.png" manifest:media-type="image/png"/>
  <manifest:file-entry manifest:full-path="Pictures/10000201000002A400000145EC179CF514743BA7.png" manifest:media-type="image/png"/>
  <manifest:file-entry manifest:full-path="Pictures/10000201000002990000013BE9DC2138FC5E81FC.png" manifest:media-type="image/png"/>
  <manifest:file-entry manifest:full-path="Pictures/100002010000029E0000005A6320597E344DCB7C.png" manifest:media-type="image/png"/>
  <manifest:file-entry manifest:full-path="Pictures/10000201000002980000023EFC03CB82300FAB7E.png" manifest:media-type="image/png"/>
  <manifest:file-entry manifest:full-path="Pictures/1000020100000296000000787C4F471CF689922F.png" manifest:media-type="image/png"/>
  <manifest:file-entry manifest:full-path="Pictures/10000201000002A100000278482A44605F41B6AF.png" manifest:media-type="image/png"/>
  <manifest:file-entry manifest:full-path="Pictures/100002010000027500000054A69AF6147FED7635.png" manifest:media-type="image/png"/>
  <manifest:file-entry manifest:full-path="Pictures/10000201000002BF000000B3AEB96CC469F99FAC.png" manifest:media-type="image/png"/>
  <manifest:file-entry manifest:full-path="Pictures/100002010000029B00000198A03B1F5113CA303E.png" manifest:media-type="image/png"/>
  <manifest:file-entry manifest:full-path="Pictures/10000201000002AB0000008DF0FB521C80CFA2C6.png" manifest:media-type="image/png"/>
  <manifest:file-entry manifest:full-path="Pictures/100002010000025600000179B8E6DCB27962B805.png" manifest:media-type="image/png"/>
  <manifest:file-entry manifest:full-path="Pictures/10000201000002E3000000D5A55E1CB181ED33E2.png" manifest:media-type="image/png"/>
  <manifest:file-entry manifest:full-path="Pictures/100002010000027B0000013F2B3B569E2820A809.png" manifest:media-type="image/png"/>
  <manifest:file-entry manifest:full-path="Pictures/100002010000029F0000020AB45E5A8FD02AD9E2.png" manifest:media-type="image/png"/>
  <manifest:file-entry manifest:full-path="Pictures/1000020100000279000001D9C0E19091616D094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2pt" officeooo:rsid="0014750c" officeooo:paragraph-rsid="0014750c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2pt" officeooo:rsid="001537bd" officeooo:paragraph-rsid="001537bd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Droid Serif" fo:font-size="22pt" officeooo:rsid="00171f90" officeooo:paragraph-rsid="00171f90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Droid Serif" fo:font-size="22pt" officeooo:rsid="00171f90" officeooo:paragraph-rsid="00174995" style:font-size-asian="19.25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P2">Tipos de Datos</text:p>
      <text:p text:style-name="P1"><draw:frame draw:style-name="fr1" draw:name="Imagen1" text:anchor-type="paragraph" svg:width="8.359cm" svg:height="5.271cm" draw:z-index="0"><draw:image xlink:href="Pictures/100002010000025600000179B8E6DCB27962B805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n2" text:anchor-type="paragraph" svg:x="4.385cm" svg:y="0.806cm" svg:width="8.352cm" svg:height="6.242cm" draw:z-index="1"><draw:image xlink:href="Pictures/1000020100000279000001D9C0E19091616D094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paragraph" svg:x="4.429cm" svg:y="0.176cm" svg:width="8.117cm" svg:height="1.085cm" draw:z-index="2"><draw:image xlink:href="Pictures/100002010000027500000054A69AF6147FED7635.png" xlink:type="simple" xlink:show="embed" xlink:actuate="onLoad"/></draw:frame></text:p>
      <text:p text:style-name="P1"/>
      <text:p text:style-name="P1"><draw:frame draw:style-name="fr2" draw:name="Imagen4" text:anchor-type="paragraph" svg:x="4.292cm" svg:y="0.213cm" svg:width="8.423cm" svg:height="4.232cm" draw:z-index="3"><draw:image xlink:href="Pictures/100002010000027B0000013F2B3B569E2820A809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n5" text:anchor-type="paragraph" svg:x="4.33cm" svg:y="0.288cm" svg:width="8.34cm" svg:height="2.402cm" draw:z-index="4"><draw:image xlink:href="Pictures/10000201000002E3000000D5A55E1CB181ED33E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><text:soft-page-break/>Funciones</text:p>
      <text:p text:style-name="P2"><draw:frame draw:style-name="fr2" draw:name="Imagen6" text:anchor-type="paragraph" svg:x="4.346cm" svg:y="0.131cm" svg:width="8.149cm" svg:height="2.076cm" draw:z-index="5"><draw:image xlink:href="Pictures/10000201000002BF000000B3AEB96CC469F99FAC.png" xlink:type="simple" xlink:show="embed" xlink:actuate="onLoad"/></draw:frame></text:p>
      <text:p text:style-name="P2"/>
      <text:p text:style-name="P2"><draw:frame draw:style-name="fr2" draw:name="Imagen7" text:anchor-type="paragraph" svg:x="4.346cm" svg:y="0.312cm" svg:width="8.107cm" svg:height="7.006cm" draw:z-index="6"><draw:image xlink:href="Pictures/10000201000002980000023EFC03CB82300FAB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8" text:anchor-type="paragraph" svg:x="4.336cm" svg:y="0.347cm" svg:width="7.932cm" svg:height="1.438cm" draw:z-index="7"><draw:image xlink:href="Pictures/1000020100000296000000787C4F471CF689922F.png" xlink:type="simple" xlink:show="embed" xlink:actuate="onLoad"/></draw:frame></text:p>
      <text:p text:style-name="P2"><draw:frame draw:style-name="fr2" draw:name="Imagen9" text:anchor-type="paragraph" svg:x="4.336cm" svg:y="0.891cm" svg:width="7.869cm" svg:height="4.814cm" draw:z-index="8"><draw:image xlink:href="Pictures/100002010000029B00000198A03B1F5113CA303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10" text:anchor-type="paragraph" svg:x="4.336cm" svg:y="0.549cm" svg:width="7.706cm" svg:height="3.649cm" draw:z-index="9"><draw:image xlink:href="Pictures/10000201000002990000013BE9DC2138FC5E81FC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n11" text:anchor-type="paragraph" svg:x="4.126cm" svg:y="0.109cm" svg:width="8.527cm" svg:height="4.099cm" draw:z-index="10"><draw:image xlink:href="Pictures/10000201000002A400000145EC179CF514743BA7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n12" text:anchor-type="paragraph" svg:x="3.678cm" svg:y="0.123cm" svg:width="8.043cm" svg:height="1.942cm" draw:z-index="11"><draw:image xlink:href="Pictures/10000201000002A7000000A441088512DD4CEE59.png" xlink:type="simple" xlink:show="embed" xlink:actuate="onLoad"/></draw:frame><text:soft-page-break/></text:p>
      <text:p text:style-name="P2"/>
      <text:p text:style-name="P2"><draw:frame draw:style-name="fr2" draw:name="Imagen13" text:anchor-type="paragraph" svg:x="3.678cm" svg:y="0.279cm" svg:width="7.886cm" svg:height="7.405cm" draw:z-index="12"><draw:image xlink:href="Pictures/10000201000002A100000278482A44605F41B6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4" text:anchor-type="paragraph" svg:x="3.678cm" svg:y="0.542cm" svg:width="7.93cm" svg:height="1.637cm" draw:z-index="13"><draw:image xlink:href="Pictures/10000201000002AB0000008DF0FB521C80CFA2C6.png" xlink:type="simple" xlink:show="embed" xlink:actuate="onLoad"/></draw:frame></text:p>
      <text:p text:style-name="P2"/>
      <text:p text:style-name="P2"><draw:frame draw:style-name="fr2" draw:name="Imagen15" text:anchor-type="paragraph" svg:x="3.907cm" svg:y="0.102cm" svg:width="7.521cm" svg:height="7.338cm" draw:z-index="14"><draw:image xlink:href="Pictures/100002010000029200000282BD65F113BB7E0175.png" xlink:type="simple" xlink:show="embed" xlink:actuate="onLoad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draw:frame draw:style-name="fr2" draw:name="Imagen17" text:anchor-type="paragraph" svg:x="3.907cm" svg:y="0.298cm" svg:width="7.779cm" svg:height="1.046cm" draw:z-index="16"><draw:image xlink:href="Pictures/100002010000029E0000005A6320597E344DCB7C.png" xlink:type="simple" xlink:show="embed" xlink:actuate="onLoad"/></draw:frame></text:p>
      <text:p text:style-name="P3"><draw:frame draw:style-name="fr2" draw:name="Imagen16" text:anchor-type="paragraph" svg:x="3.884cm" svg:y="0.45cm" svg:width="7.715cm" svg:height="6.003cm" draw:z-index="15"><draw:image xlink:href="Pictures/100002010000029F0000020AB45E5A8FD02AD9E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>GROUP BY y HAVING</text:p>
      <text:p text:style-name="P4"><draw:frame draw:style-name="fr2" draw:name="Image1" text:anchor-type="paragraph" svg:x="3.745cm" svg:y="2.028cm" svg:width="9.511cm" svg:height="4.643cm" draw:z-index="17"><draw:image xlink:href="Pictures/10000201000002D3000001618742A39F4A3DD4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01:26.538686832</meta:creation-date>
    <dc:date>2016-04-03T12:59:29.733185000</dc:date>
    <meta:editing-duration>PT36M59S</meta:editing-duration>
    <meta:editing-cycles>4</meta:editing-cycles>
    <meta:generator>LibreOffice/5.0.5.2$MacOSX_X86_64 LibreOffice_project/55b006a02d247b5f7215fc6ea0fde844b30035b3</meta:generator>
    <meta:print-date>2016-04-03T12:59:20.229108000</meta:print-date>
    <meta:document-statistic meta:table-count="0" meta:image-count="18" meta:object-count="0" meta:page-count="4" meta:paragraph-count="4" meta:word-count="9" meta:character-count="43" meta:non-whitespace-character-count="38"/>
  </office:meta>
</office:document-meta>
</file>